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6fd079" officeooo:paragraph-rsid="006fd079"/>
    </style:style>
    <style:style style:name="P2" style:family="paragraph" style:parent-style-name="Text_20_body">
      <style:text-properties fo:font-style="italic" officeooo:rsid="006fd079" officeooo:paragraph-rsid="006fd079" style:font-style-asian="italic" style:font-style-complex="italic"/>
    </style:style>
    <style:style style:name="P3" style:family="paragraph" style:parent-style-name="Text_20_body">
      <style:text-properties officeooo:rsid="00518f12" officeooo:paragraph-rsid="00851178"/>
    </style:style>
    <style:style style:name="P4" style:family="paragraph" style:parent-style-name="Text_20_body">
      <style:text-properties officeooo:paragraph-rsid="00851178"/>
    </style:style>
    <style:style style:name="P5" style:family="paragraph" style:parent-style-name="Text_20_body">
      <style:text-properties officeooo:rsid="0088d55c" officeooo:paragraph-rsid="0088d55c"/>
    </style:style>
    <style:style style:name="P6" style:family="paragraph" style:parent-style-name="Text_20_body">
      <style:text-properties officeooo:rsid="0088d55c" officeooo:paragraph-rsid="0088d55c"/>
    </style:style>
    <style:style style:name="P7" style:family="paragraph" style:parent-style-name="Text_20_body">
      <style:paragraph-properties fo:text-align="center" style:justify-single-word="false"/>
      <style:text-properties officeooo:rsid="00a65711" officeooo:paragraph-rsid="00a65711"/>
    </style:style>
    <style:style style:name="P8" style:family="paragraph" style:parent-style-name="Text_20_body">
      <style:paragraph-properties fo:text-align="start" style:justify-single-word="false"/>
      <style:text-properties officeooo:rsid="00518f12" officeooo:paragraph-rsid="00851178"/>
    </style:style>
    <style:style style:name="P9" style:family="paragraph" style:parent-style-name="Text_20_body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top="0cm" fo:margin-bottom="0.199cm" loext:contextual-spacing="false" fo:line-height="100%"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995146"/>
    </style:style>
    <style:style style:name="T2" style:family="text">
      <style:text-properties fo:font-weight="bold" officeooo:rsid="0072aa87" style:font-weight-asian="bold" style:font-weight-complex="bold"/>
    </style:style>
    <style:style style:name="T3" style:family="text">
      <style:text-properties fo:font-weight="bold" officeooo:rsid="00717e4a" style:font-weight-asian="bold" style:font-weight-complex="bold"/>
    </style:style>
    <style:style style:name="T4" style:family="text">
      <style:text-properties officeooo:rsid="006eb072"/>
    </style:style>
    <style:style style:name="T5" style:family="text">
      <style:text-properties officeooo:rsid="0072aa87"/>
    </style:style>
    <style:style style:name="T6" style:family="text">
      <style:text-properties officeooo:rsid="00717e4a"/>
    </style:style>
    <style:style style:name="T7" style:family="text">
      <style:text-properties officeooo:rsid="007ba53c"/>
    </style:style>
    <style:style style:name="T8" style:family="text">
      <style:text-properties officeooo:rsid="00518f12"/>
    </style:style>
    <style:style style:name="T9" style:family="text">
      <style:text-properties officeooo:rsid="007bfbf6"/>
    </style:style>
    <style:style style:name="T10" style:family="text">
      <style:text-properties officeooo:rsid="00851178"/>
    </style:style>
    <style:style style:name="T11" style:family="text">
      <style:text-properties officeooo:rsid="0099c545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officeooo:rsid="00a65711"/>
    </style:style>
    <style:style style:name="T14" style:family="text">
      <style:text-properties fo:language="el" fo:country="GR"/>
    </style:style>
    <style:style style:name="T15" style:family="text">
      <style:text-properties fo:language="el" fo:country="GR" fo:font-weight="bold" officeooo:rsid="000b61cc" style:font-weight-asian="bold" style:font-weight-complex="bold"/>
    </style:style>
    <style:style style:name="T16" style:family="text">
      <style:text-properties fo:language="el" fo:country="GR" fo:font-weight="bold" officeooo:rsid="000aa79a" style:font-weight-asian="bold" style:font-weight-complex="bold"/>
    </style:style>
    <style:style style:name="T17" style:family="text">
      <style:text-properties officeooo:rsid="00a867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Επιδημιολογική επιτήρηση σε σημεία φροντίδας προσφύγων/μεταναστών</text:p>
      <text:p text:style-name="P10">Εβδομαδιαία Έκθεση αριθμού δηλωθέντων περιστατικών κατά Κέντρο</text:p>
      <text:p text:style-name="P11">Εβδομάδα \Sexpr{tgtweek%%100}/\Sexpr{tgtweek%/%100} (\Sexpr{tgtweekR})</text:p>
      <text:p text:style-name="Text_20_body">&lt;&lt;Table1, echo=FALSE, results=xml&gt;&gt;=</text:p>
      <text:p text:style-name="P8">casetabStyles &lt;- tableStyles(<text:span text:style-name="T13">casetab</text:span>, useRowNames=FALSE, header=colnames(<text:span text:style-name="T7">casetab</text:span>))</text:p>
      <text:p text:style-name="P3">casetabStyles$header[casetabStyles$header=="MyCenteredNormal"] &lt;- "MyCentered<text:span text:style-name="T17">X</text:span>Small"</text:p>
      <text:p text:style-name="P3">casetabStyles$text[casetabStyles$text=="MyCenteredNormal"] &lt;- "MyCentered<text:span text:style-name="T17">X</text:span>Small"</text:p>
      <text:p text:style-name="P4">odfTable(<text:span text:style-name="T9">casetab</text:span>, useRowNames=FALSE, styles=casetab<text:span text:style-name="T8">S</text:span>tyles)</text:p>
      <text:p text:style-name="P5">@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Κανονικά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style-name="Κανονικά" style:font-family-generic="swiss" style:font-pitch="variable" fo:font-size="11pt" fo:font-weight="normal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/>
      <style:text-properties style:font-name="Fira Sans" fo:font-family="'Fira Sans'" style:font-style-name="Κανονικά" style:font-family-generic="swiss" style:font-pitch="variable" fo:font-size="11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4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2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10%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style:shadow="none" text:number-lines="false" text:line-number="0"/>
      <style:text-properties style:font-name="Fira Sans" fo:font-family="'Fira Sans'" style:font-style-name="Κανονικά" style:font-family-generic="swiss" style:font-pitch="variable"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officeooo:rsid="00a65711" officeooo:paragraph-rsid="00a65711"/>
    </style:style>
    <style:style style:name="MT1" style:family="text">
      <style:text-properties fo:font-size="9pt" style:font-size-asian="9pt" style:font-size-complex="9pt"/>
    </style:style>
    <style:page-layout style:name="Mpm1">
      <style:page-layout-properties fo:page-width="29.7cm" fo:page-height="21.001cm" style:num-format="1" style:print-orientation="landscape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Κέντρο Ελέγχου και Πρόληψης Νοσημάτων – Τμήμα Επιδημιολογικής Επιτήρησης και Παρέμβασης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odore Lytras</meta:initial-creator>
    <meta:creation-date>2016-06-24T00:15:22.075297558</meta:creation-date>
    <dc:date>2016-07-04T17:18:46.484819887</dc:date>
    <dc:creator>Theodore Lytras</dc:creator>
    <meta:editing-duration>PT7H8M48S</meta:editing-duration>
    <meta:editing-cycles>114</meta:editing-cycles>
    <meta:generator>LibreOffice/5.1.4.2$Linux_X86_64 LibreOffice_project/10m0$Build-2</meta:generator>
    <meta:document-statistic meta:table-count="0" meta:image-count="0" meta:object-count="0" meta:page-count="1" meta:paragraph-count="10" meta:word-count="44" meta:character-count="625" meta:non-whitespace-character-count="590"/>
  </office:meta>
</office:document-meta>
</file>